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4.44mm" svg:y="46.41mm">
            <loext:p draw:notify-on-update-of-ranges="Sheet1.B4:Sheet1.B6 Sheet1.C3:Sheet1.C3 Sheet1.C4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PR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27389" calcext:value-type="float">
            <text:p>0.01273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706184" calcext:value-type="float">
            <text:p>0.000706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21:14:28.398456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9:29:35.564382450</meta:creation-date>
    <dc:date>2018-11-27T21:15:09.218513242</dc:date>
    <meta:editing-duration>PT5M8S</meta:editing-duration>
    <meta:editing-cycles>2</meta:editing-cycles>
    <meta:generator>LibreOffice/5.3.6.1$Linux_X86_64 LibreOffice_project/30$Build-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4:Sheet1.C6 Sheet1.C3:Sheet1.C3" chart:data-source-has-labels="row" svg:x="1.279cm" svg:y="0.18cm" svg:width="14.401cm" svg:height="7.711cm">
          <chartooo:coordinate-region svg:x="2.562cm" svg:y="0.353cm" svg:width="13.024cm" svg:height="6.944cm"/>
          <chart:axis chart:dimension="x" chart:name="primary-x" chart:style-name="ch3">
            <chart:title svg:x="7.099cm" svg:y="8.071cm" chart:style-name="ch4">
              <text:p>True Positive Rate</text:p>
            </chart:title>
            <chart:grid chart:style-name="ch5" chart:class="major"/>
          </chart:axis>
          <chart:axis chart:dimension="y" chart:name="primary-y" chart:style-name="ch6">
            <chart:title svg:x="0.451cm" svg:y="5.481cm" chart:style-name="ch7">
              <text:p>False Positive Rate</text:p>
            </chart:title>
            <chart:grid chart:style-name="ch5" chart:class="major"/>
          </chart:axis>
          <chart:series chart:style-name="ch8" chart:values-cell-range-address="Sheet1.C4:Sheet1.C6" chart:label-cell-address="Sheet1.C3:Sheet1.C3" chart:class="chart:scatter">
            <chart:domain table:cell-range-address="Sheet1.B4:Sheet1.B6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P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6</svg:desc>
                </draw:g>
              </table:table-cell>
              <table:table-cell office:value-type="float" office:value="1">
                <text:p>1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7389">
                <text:p>0.0127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706184">
                <text:p>0.000706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